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letter-kerning="false"/>
    </style:style>
    <style:style style:name="T3" style:parent-style-name="DefaultParagraphFont" style:family="text">
      <style:text-properties style:letter-kerning="false"/>
    </style:style>
    <style:style style:name="T4" style:parent-style-name="DefaultParagraphFont" style:family="text">
      <style:text-properties style:letter-kerning="false"/>
    </style:style>
    <style:style style:name="T5" style:parent-style-name="DefaultParagraphFont" style:family="text">
      <style:text-properties style:letter-kerning="false"/>
    </style:style>
    <style:style style:name="T6" style:parent-style-name="DefaultParagraphFont" style:family="text">
      <style:text-properties style:letter-kerning="false"/>
    </style:style>
    <style:style style:name="T7" style:parent-style-name="DefaultParagraphFont" style:family="text">
      <style:text-properties style:letter-kerning="false"/>
    </style:style>
    <style:style style:name="T8" style:parent-style-name="DefaultParagraphFont" style:family="text">
      <style:text-properties style:letter-kerning="false"/>
    </style:style>
    <style:style style:name="T9" style:parent-style-name="DefaultParagraphFont" style:family="text">
      <style:text-properties style:letter-kerning="false"/>
    </style:style>
    <style:style style:name="T10" style:parent-style-name="DefaultParagraphFont" style:family="text">
      <style:text-properties style:letter-kerning="false"/>
    </style:style>
    <style:style style:name="T11" style:parent-style-name="DefaultParagraphFont" style:family="text">
      <style:text-properties style:letter-kerning="false"/>
    </style:style>
    <style:style style:name="T12" style:parent-style-name="DefaultParagraphFont" style:family="text">
      <style:text-properties style:letter-kerning="false"/>
    </style:style>
    <style:style style:name="T13" style:parent-style-name="DefaultParagraphFont" style:family="text">
      <style:text-properties style:letter-kerning="false"/>
    </style:style>
    <style:style style:name="T14" style:parent-style-name="DefaultParagraphFont" style:family="text">
      <style:text-properties style:letter-kerning="false"/>
    </style:style>
    <style:style style:name="T15" style:parent-style-name="DefaultParagraphFont" style:family="text">
      <style:text-properties style:letter-kerning="false"/>
    </style:style>
    <style:style style:name="T16" style:parent-style-name="DefaultParagraphFont" style:family="text">
      <style:text-properties style:letter-kerning="false"/>
    </style:style>
    <style:style style:name="T17" style:parent-style-name="DefaultParagraphFont" style:family="text">
      <style:text-properties style:letter-kerning="false"/>
    </style:style>
    <style:style style:name="T18" style:parent-style-name="DefaultParagraphFont" style:family="text">
      <style:text-properties style:letter-kerning="false"/>
    </style:style>
    <style:style style:name="T19" style:parent-style-name="DefaultParagraphFont" style:family="text">
      <style:text-properties style:letter-kerning="false"/>
    </style:style>
  </office:automatic-styles>
  <office:body>
    <office:text text:use-soft-page-breaks="true">
      <text:p text:style-name="P1"/>
      <text:p text:style-name="PreformattedText"><text:s/>['Abortion for Which Public Funding is Prohibited','Active &amp; Fit','Acupuncture','Allergy Injections', 'Allergy Testing','Applied Behavior Analysis Based Therapies', 'Applied Behavior Analysis Based Therapies\t', 'Attention Deficit<text:s/>Disorder', 'Autism Spectrum Disorder - Intensive Level Services', 'Autism Spectrum Disorder - Non-Intensive Level Services', 'Autism Spectrum Disorders', 'Autism Spectrum Disorders\t', 'Bariatric Surgery', 'Bone Marrow Testing', 'Bone Marrow Transplant', 'Brain Injury', 'Breast Implant Removal', 'Cardiac Rehabilitation', 'Cardiac and Pulmonary Rehabilitation', 'Cardiovascular Disease', 'Chemotherapy', 'Chiropractic Care', 'Chronic Pain Treatment', 'Clinical Trials', 'Cochlear Implants', 'Complementary Medicine','Contraceptive Services', 'Convenience Care Clinic' , 'Delivery and All Inpatient Services for Maternity Care’, 'Diabetes Care Management', 'Diabetes Education', 'Dialysis', 'Durable Medical Equipment', 'E-Visit', 'Early Intervention Services', 'Emergency Room Services', 'Emergency Transportation/Ambulance', 'Enteral/Parenteral and Oral Nutrition Therapy','Eye Glasses for Adults', 'Eye Glasses for Children', 'Eyeglasses For Adults', 'Eyeglasses for Adults', 'Gender Identity Services\t', 'Gender Identity Services \t', 'Gender Reassignment Treatment', 'Gastric Electrical Stimulation', 'Gender Identity Services',’ , 'Genetic Testing Lab Services', 'Gym Access', 'Habilitation - Autism', 'Habilitation Services', 'Habilitative Devices', 'Hearing Aids', 'Heart<text:s/>Transplant', 'Home Health Care Services', 'Hospice Services', 'Human Leukocyte Antigen Testing', 'Hyperbaric Oxygen Therapy', 'Imaging (CT/PET Scans, MRIs)', 'Fitness Center Membership', 'Infant Formulas', 'Infertility Treatment', 'Infusion Therapy', 'Inherited Metabolic Disorder - PKU', 'Laboratory Outpatient and Professional Services', 'Long-Term/Custodial Nursing Home Care', 'Low Protein Foods', 'Mammography', 'Massage', 'Massage Therapy', 'Mental Health - Intermediate', 'Mental Health Office Visit', 'Mental Health Other', 'Mental/Behavioral Health Inpatient Services', 'Mental/Behavioral Health Outpatient Services', 'Multiple Sclerosis', 'Naprapathic Service', 'Newborn Hearing Screening', 'Generic Drugs', 'Generic Drugs Other', , 'Non-Preferred Brand Drugs', 'Non-Preferred Specialty Drugs', 'Nutrition/Formulas', 'Nutritional Counseling',<text:span text:style-name="T2"><text:s/>'Organ Transplants'</text:span><text:span text:style-name="T3"><text:s/></text:span><text:span text:style-name="T4">, 'Osteoporosis', 'Osteoporosis Treatment', 'Ostomy Supplies', 'Other Practitioner Office Visit (Nurse, Physician Assistant)', 'Outpatient Facility Fee (e.g., Ambulatory Surgery Center)', 'Outpatient Observation', 'Outpatient Rehabilitation Services', 'Outpatient Surgery Physician/Surgical Services’'Post-Cochlear Implant Aural Rehabilitation Therapy', 'Post-Mastectomy Care', 'Post-cochlear aural therapy', 'Post-cochlear implant and aural therapy', 'Post-cochlear implant aural therapy',</text:span><text:span text:style-name="T5"><text:s/></text:span><text:span text:style-name="T6">'Prenatal and Postnatal Care - Non-Global Maternity',</text:span><text:span text:style-name="T7"><text:s/></text:span><text:span text:style-name="T8"><text:s/>'Rehabilitative Occupational and Rehabilitative Physical Therapy', 'Rehabilitative Speech Therapy',</text:span><text:span text:style-name="T9"><text:s/></text:span><text:span text:style-name="T10">, 'Routine Eye Exam (Adult)', 'Routine Eye Exam for Children',</text:span><text:span text:style-name="T11"><text:s/></text:span><text:span text:style-name="T12">'Routine Foot Care', 'Second Opinion', 'Skilled Nursing Facility',</text:span><text:span text:style-name="T13"><text:s/></text:span><text:span text:style-name="T14">'Substance Abuse Disorder Inpatient Services', 'Substance Abuse Disorder Outpatient Services', 'Substance Abuse Office Visit', 'Substance Use Disorders - Intermediate',</text:span><text:span text:style-name="T15"><text:s/>'Specialty Drugs', 'Specialty Drugs Tier 2', 'Specialty Laboratory Services', 'Telehealth', 'Telehealth\t', 'Telehealth \t', 'Telemedicine', 'Telemedicine Services', 'Testing Services', 'Tier 2 Generic Drugs', 'Tier 2 Rx', 'Tier 2-Generic Drugs', 'Tier 6 Rx',</text:span><text:span text:style-name="T16"><text:s/></text:span><text:span text:style-name="T17">'Transplant', 'Transplant Donor Coverage', 'Treatment for Temporomandibular Joint Disorders', 'Urgent Care Centers or Facilities', 'Vision Rehabilitation Therapy',</text:span><text:span text:style-name="T18"><text:s/></text:span><text:span text:style-name="T19">, 'Weight Loss Programs', 'Well Baby Visits and Care', 'Well Child Care', 'Wigs', 'X-rays and Diagnostic Imag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hael Delancey</dc:creator>
    <meta:creation-date>2019-10-30T05:40:00Z</meta:creation-date>
    <dc:date>2019-10-31T03:13:00Z</dc:date>
    <meta:template xlink:href="Normal" xlink:type="simple"/>
    <meta:editing-cycles>3</meta:editing-cycles>
    <meta:editing-duration>PT1440S</meta:editing-duration>
    <meta:document-statistic meta:page-count="1" meta:paragraph-count="7" meta:word-count="577" meta:character-count="3864" meta:row-count="27" meta:non-whitespace-character-count="3294"/>
  </office:meta>
</office:document-meta>
</file>